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draw:textarea-vertical-align="top" fo:min-height="15.48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 by Group 26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Members:</text:p>
            <text:p/>
            <text:p>Vishala 14/IT/36</text:p>
            <text:p>Vamsi 14/IT/40</text:p>
            <text:p>Ashish 14/IT/6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m of the Project</text:p>
          </draw:text-box>
        </draw:frame>
        <draw:frame presentation:style-name="pr4" draw:text-style-name="P3" draw:layer="layout" svg:width="25.199cm" svg:height="15.486cm" svg:x="1.4cm" svg:y="4.914cm" presentation:class="subtitle" presentation:user-transformed="true">
          <draw:text-box>
            <text:list text:style-name="L3">
              <text:list-item>
                <text:p text:style-name="P2">Make a site where student and teacher can log into.</text:p>
              </text:list-item>
              <text:list-item>
                <text:p text:style-name="P2">A student can:</text:p>
                <text:list>
                  <text:list-item>
                    <text:p text:style-name="P2">Log in to check the results</text:p>
                  </text:list-item>
                  <text:list-item>
                    <text:p text:style-name="P2">Check assignments</text:p>
                  </text:list-item>
                  <text:list-item>
                    <text:p text:style-name="P2">Upload assignments</text:p>
                  </text:list-item>
                  <text:list-item>
                    <text:p text:style-name="P2">Check message from teachers</text:p>
                  </text:list-item>
                </text:list>
              </text:list-item>
              <text:list-item>
                <text:p text:style-name="P2">A teacher can:</text:p>
                <text:list>
                  <text:list-item>
                    <text:p text:style-name="P2">Upload assignments</text:p>
                  </text:list-item>
                  <text:list-item>
                    <text:p text:style-name="P2">Publish results</text:p>
                  </text:list-item>
                  <text:list-item>
                    <text:p text:style-name="P2">Send mail to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Structure</text:p>
          </draw:text-box>
        </draw:frame>
        <draw:frame presentation:style-name="pr5" draw:layer="layout" svg:width="25.199cm" svg:height="12.179cm" svg:x="1.801cm" svg:y="4.621cm" presentation:class="outline" presentation:user-transformed="true">
          <draw:text-box>
            <text:list text:style-name="L4">
              <text:list-header>
                <text:p>/css</text:p>
                <text:list>
                  <text:list-item>
                    <text:p>style.css</text:p>
                  </text:list-item>
                </text:list>
                <text:p>/js</text:p>
                <text:list>
                  <text:list-item>
                    <text:p>main.js</text:p>
                  </text:list-item>
                </text:list>
                <text:p>index.html</text:p>
                <text:p>login.html</text:p>
                <text:p>student.html</text:p>
                <text:p>teacher.htm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4">
              <text:list-header>
                <text:p>-css/style.css</text:p>
              </text:list-header>
              <text:list-item>
                <text:p>Main style sheet for webpage styling</text:p>
                <text:p/>
                <text:p>-js/main.js</text:p>
              </text:list-item>
              <text:list-item>
                <text:p>The main java script file used for password verifica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4">
              <text:list-item>
                <text:p>index.html</text:p>
                <text:p>Main landing page of the website</text:p>
              </text:list-item>
              <text:list-item>
                <text:p>Login.html</text:p>
                <text:p>Page for signup/login work</text:p>
              </text:list-item>
              <text:list-item>
                <text:p>Student.html</text:p>
                <text:p>The page for student activity after login</text:p>
              </text:list-item>
              <text:list-item>
                <text:p>Teacher.html</text:p>
                <text:p>The page for teacher activity after lo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wee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Add styling to the main page and login page</text:p>
              </text:list-item>
              <text:list-item>
                <text:p text:style-name="P2">Add signup option</text:p>
              </text:list-item>
              <text:list-item>
                <text:p>Use nav 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0:21:09.660034060</meta:creation-date>
    <meta:generator>LibreOffice/5.2.2.2$Linux_X86_64 LibreOffice_project/20m0$Build-2</meta:generator>
    <dc:date>2017-01-18T11:48:22.783659323</dc:date>
    <meta:editing-duration>PT1H17M6S</meta:editing-duration>
    <meta:editing-cycles>12</meta:editing-cycles>
    <meta:document-statistic meta:object-count="45"/>
  </office:meta>
</office:document-meta>
</file>